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capítulo, tal como lo estás construyendo ahora, <text:span text:style-name="Strong_20_Emphasis">responde menos preguntas “clásicas” y más preguntas profundas, silenciosas, de fondo</text:span>, de esas que el lector quizá nunca ha formulado con palabras pero que reconoce de inmediato cuando las ve expresadas.</text:p>
      <text:p text:style-name="Text_20_body">Si afinamos y reducimos el abanico, <text:span text:style-name="Strong_20_Emphasis">las preguntas místicas centrales que este capítulo responde serían estas</text:span>:</text:p>
      <text:p text:style-name="Horizontal_20_Line"/>
      <text:h text:style-name="Heading_20_2" text:outline-level="2">1. ¿Por qué existe el ciclo de vida?</text:h>
      <text:p text:style-name="Text_20_body">No como “¿por qué nacemos y morimos?”, sino en un sentido más radical:</text:p>
      <text:p text:style-name="Quotations"><text:span text:style-name="Strong_20_Emphasis">¿Por qué la existencia está organizada como un ciclo y no como un estado permanente?</text:span></text:p>
      <text:p text:style-name="Text_20_body">El capítulo responde que:</text:p>
      <text:list xml:id="list1559775975" text:style-name="L1">
        <text:list-item>
          <text:p text:style-name="P1">El ciclo de vida <text:span text:style-name="Strong_20_Emphasis">no existe por el individuo</text:span>,</text:p>
        </text:list-item>
        <text:list-item>
          <text:p text:style-name="P1">existe <text:span text:style-name="Strong_20_Emphasis">por el sistema</text:span>.</text:p>
        </text:list-item>
        <text:list-item>
          <text:p text:style-name="P1">Es la <text:span text:style-name="Strong_20_Emphasis">estructura mínima necesaria para que la inteligencia exista y se manifieste</text:span>.</text:p>
        </text:list-item>
      </text:list>
      <text:p text:style-name="Text_20_body">Desde el punto de vista místico:</text:p>
      <text:p text:style-name="Quotations">El ciclo de vida no es un castigo ni una limitación, sino <text:span text:style-name="Strong_20_Emphasis">la forma que ha encontrado la Vida para poder ser</text:span>.</text:p>
      <text:p text:style-name="Horizontal_20_Line"/>
      <text:h text:style-name="Heading_20_2" text:outline-level="2">2. ¿Dónde reside realmente la inteligencia?</text:h>
      <text:p text:style-name="Text_20_body">Esta es una pregunta mística profunda, aunque formulada con lenguaje técnico:</text:p>
      <text:p text:style-name="Quotations"><text:span text:style-name="Strong_20_Emphasis">¿Está la inteligencia en el alma individual o en algo más grande?</text:span></text:p>
      <text:p text:style-name="Text_20_body">El capítulo responde que:</text:p>
      <text:list xml:id="list1696147927" text:style-name="L2">
        <text:list-item>
          <text:p text:style-name="P2">La inteligencia <text:span text:style-name="Strong_20_Emphasis">no está en el individuo</text:span>.</text:p>
        </text:list-item>
        <text:list-item>
          <text:p text:style-name="P2">El individuo no comprende el problema, ni el propósito, ni el sistema.</text:p>
        </text:list-item>
        <text:list-item>
          <text:p text:style-name="P2">La inteligencia <text:span text:style-name="Strong_20_Emphasis">emerge de la estructura completa</text:span>, definida por el ADN y ejecutada por el ciclo de vida.</text:p>
        </text:list-item>
      </text:list>
      <text:p text:style-name="Text_20_body">Traducción mística:</text:p>
      <text:p text:style-name="Quotations">No somos mentes aisladas:<text:line-break/><text:span text:style-name="Strong_20_Emphasis">somos funciones dentro de un pensamiento mayor</text:span>.</text:p>
      <text:p text:style-name="Horizontal_20_Line"/>
      <text:h text:style-name="Heading_20_2" text:outline-level="2"><text:soft-page-break/>3. ¿Cuál es el sentido de una existencia que no comprende su propósito?</text:h>
      <text:p text:style-name="Text_20_body">Esta es una de las preguntas existenciales más antiguas:</text:p>
      <text:p text:style-name="Quotations"><text:span text:style-name="Strong_20_Emphasis">¿Cómo puede tener sentido mi vida si no entiendo para qué existo?</text:span></text:p>
      <text:p text:style-name="Text_20_body">El capítulo sugiere que:</text:p>
      <text:list xml:id="list1736932988" text:style-name="L3">
        <text:list-item>
          <text:p text:style-name="P3">El sentido <text:span text:style-name="Strong_20_Emphasis">no requiere comprensión individual</text:span>.</text:p>
        </text:list-item>
        <text:list-item>
          <text:p text:style-name="P3">El individuo cumple su función simplemente <text:span text:style-name="Strong_20_Emphasis">existiendo y ejecutando su ciclo</text:span>.</text:p>
        </text:list-item>
        <text:list-item>
          <text:p text:style-name="P3">El significado aparece <text:span text:style-name="Strong_20_Emphasis">a nivel del todo</text:span>, no de la parte.</text:p>
        </text:list-item>
      </text:list>
      <text:p text:style-name="Text_20_body">Desde lo místico:</text:p>
      <text:p text:style-name="Quotations">El sentido no se alcanza mirando hacia arriba,<text:line-break/>sino <text:span text:style-name="Strong_20_Emphasis">perteneciendo al flujo que nos atraviesa</text:span>.</text:p>
      <text:p text:style-name="Horizontal_20_Line"/>
      <text:h text:style-name="Heading_20_2" text:outline-level="2">4. ¿Por qué no puedo existir solo, eternamente, sin otros?</text:h>
      <text:p text:style-name="Text_20_body">Aunque aquí no lo desarrollas explícitamente aún, el capítulo prepara esta respuesta:</text:p>
      <text:p text:style-name="Quotations"><text:span text:style-name="Strong_20_Emphasis">¿Por qué no puede existir un espíritu aislado, inmortal, sin ciclos ni renovación?</text:span></text:p>
      <text:p text:style-name="Text_20_body">La máquina lógica demuestra que:</text:p>
      <text:list xml:id="list2608859404" text:style-name="L4">
        <text:list-item>
          <text:p text:style-name="P4">Sin ciclo de vida, el sistema se estanca.</text:p>
        </text:list-item>
        <text:list-item>
          <text:p text:style-name="P4">Sin renovación, no hay avance.</text:p>
        </text:list-item>
        <text:list-item>
          <text:p text:style-name="P4">Sin muerte (como mecanismo estructural), <text:span text:style-name="Strong_20_Emphasis">no hay pensamiento</text:span>.</text:p>
        </text:list-item>
      </text:list>
      <text:p text:style-name="Text_20_body">Implicación mística:</text:p>
      <text:p text:style-name="Quotations">La soledad eterna no es plenitud, es silencio absoluto.<text:line-break/><text:span text:style-name="Strong_20_Emphasis">La Vida necesita multiplicarse para poder pensarse</text:span>.</text:p>
      <text:p text:style-name="Horizontal_20_Line"/>
      <text:h text:style-name="Heading_20_2" text:outline-level="2">5. ¿Es la vida un accidente o una necesidad?</text:h>
      <text:p text:style-name="Text_20_body">El capítulo refuerza una respuesta muy potente:</text:p>
      <text:p text:style-name="Quotations"><text:span text:style-name="Strong_20_Emphasis">¿Podría el universo existir sin vida… o la vida es inevitable?</text:span></text:p>
      <text:p text:style-name="Text_20_body">Desde la teoría:</text:p>
      <text:list xml:id="list1785500591" text:style-name="L5">
        <text:list-item>
          <text:p text:style-name="P5">El ciclo de vida es una solución lógica.</text:p>
        </text:list-item>
        <text:list-item>
          <text:p text:style-name="P5"><text:soft-page-break/>Allí donde se dan las condiciones, <text:span text:style-name="Strong_20_Emphasis">la estructura aparece</text:span>.</text:p>
        </text:list-item>
        <text:list-item>
          <text:p text:style-name="P5">No es una elección, es una consecuencia.</text:p>
        </text:list-item>
      </text:list>
      <text:p text:style-name="Text_20_body">Desde lo místico:</text:p>
      <text:p text:style-name="Quotations">La Vida no surge porque alguien la quiera,<text:line-break/>surge porque <text:span text:style-name="Strong_20_Emphasis">es la única forma posible de que la inteligencia exista</text:span>.</text:p>
      <text:p text:style-name="Horizontal_20_Line"/>
      <text:h text:style-name="Heading_20_2" text:outline-level="2">6. ¿Qué soy yo, entonces?</text:h>
      <text:p text:style-name="Text_20_body">Esta es quizá la pregunta más íntima que el capítulo responde, sin decirla directamente:</text:p>
      <text:p text:style-name="Quotations"><text:span text:style-name="Strong_20_Emphasis">¿Soy un fin en mí mismo o parte de algo más grande?</text:span></text:p>
      <text:p text:style-name="Text_20_body">El capítulo sugiere que:</text:p>
      <text:list xml:id="list2149576944" text:style-name="L6">
        <text:list-item>
          <text:p text:style-name="P6">El individuo no es el objetivo.</text:p>
        </text:list-item>
        <text:list-item>
          <text:p text:style-name="P6">Es un <text:span text:style-name="Strong_20_Emphasis">paso</text:span>, una <text:span text:style-name="Strong_20_Emphasis">ejecución</text:span>, una <text:span text:style-name="Strong_20_Emphasis">instancia</text:span> del proceso.</text:p>
        </text:list-item>
        <text:list-item>
          <text:p text:style-name="P6">Pero sin cada individuo, el proceso no existe.</text:p>
        </text:list-item>
      </text:list>
      <text:p text:style-name="Text_20_body">Respuesta mística implícita:</text:p>
      <text:p text:style-name="Quotations">No eres el pensamiento completo,<text:line-break/>pero <text:span text:style-name="Strong_20_Emphasis">sin ti, el pensamiento no podría continuar</text:span>.</text:p>
      <text:p text:style-name="Horizontal_20_Line"/>
      <text:h text:style-name="Heading_20_2" text:outline-level="2">7. ¿Qué es, en realidad, el “tiempo” de la vida?</text:h>
      <text:p text:style-name="Text_20_body">El ciclo de vida introduce una idea poderosa:</text:p>
      <text:p text:style-name="Quotations"><text:span text:style-name="Strong_20_Emphasis">¿Qué es el tiempo para la Vida?</text:span></text:p>
      <text:p text:style-name="Text_20_body">El capítulo muestra que:</text:p>
      <text:list xml:id="list1181167727" text:style-name="L7">
        <text:list-item>
          <text:p text:style-name="P7">El tiempo no es una línea externa.</text:p>
        </text:list-item>
        <text:list-item>
          <text:p text:style-name="P7">Es el <text:span text:style-name="Strong_20_Emphasis">avance del proceso</text:span>.</text:p>
        </text:list-item>
        <text:list-item>
          <text:p text:style-name="P7">Cada ciclo es un paso lógico.</text:p>
        </text:list-item>
      </text:list>
      <text:p text:style-name="Text_20_body">Desde lo místico:</text:p>
      <text:p text:style-name="Quotations">El tiempo no pasa:<text:line-break/><text:span text:style-name="Strong_20_Emphasis">la Vida avanza</text:span>.</text:p>
      <text:p text:style-name="Horizontal_20_Line"/>
      <text:h text:style-name="Heading_20_2" text:outline-level="2"><text:soft-page-break/>Resumen en una sola idea</text:h>
      <text:p text:style-name="Text_20_body">Si tuvieras que condensar <text:span text:style-name="Strong_20_Emphasis">la enseñanza mística central del capítulo</text:span>, sería esta:</text:p>
      <text:p text:style-name="Quotations"><text:span text:style-name="Strong_20_Emphasis">El ciclo de vida no existe para los individuos.<text:line-break/>Los individuos existen para que el ciclo de vida pueda ejecutarse.<text:line-break/>Y a través de ese ciclo, la Vida piensa, avanza y permanece.</text:span></text:p>
      <text:p text:style-name="Text_20_body">Este capítulo no responde:</text:p>
      <text:list xml:id="list2812612851" text:style-name="L8">
        <text:list-item>
          <text:p text:style-name="P8">“¿qué hay después de la muerte?”</text:p>
        </text:list-item>
        <text:list-item>
          <text:p text:style-name="P8">“¿qué es la reproducción?”</text:p>
        </text:list-item>
      </text:list>
      <text:p text:style-name="Text_20_body">Eso vendrá después.</text:p>
      <text:p text:style-name="Text_20_body">Este capítulo responde algo más fundamental:</text:p>
      <text:p text:style-name="Quotations"><text:span text:style-name="Strong_20_Emphasis">¿Qué hace posible que exista una inteligencia viva en el universo?</text:span></text:p>
      <text:p text:style-name="Text_20_body">Y la respuesta es:</text:p>
      <text:p text:style-name="Quotations"><text:span text:style-name="Strong_20_Emphasis">Un ciclo simple, repetido infinitamente, ejecutado por criaturas que no necesitan comprenderlo.</text:span></text:p>
      <text:p text:style-name="Text_20_body">Si quieres, en el próximo paso podemos:</text:p>
      <text:list xml:id="list869896060" text:style-name="L9">
        <text:list-item>
          <text:p text:style-name="P9">convertir estas preguntas en <text:span text:style-name="Strong_20_Emphasis">revelaciones concretas para Elara</text:span>, o</text:p>
        </text:list-item>
        <text:list-item>
          <text:p text:style-name="P9">mapear cada una a una <text:span text:style-name="Strong_20_Emphasis">escena, símbolo u objeto místico</text:span> del capítulo.</text:p>
        </text:list-item>
      </text:list>
      <text:p text:style-name="Horizontal_20_Line"/>
      <text:p text:style-name="Text_20_body"/>
      <text:p text:style-name="Text_20_body">Sí.<text:line-break/>Eso que agregas <text:span text:style-name="Strong_20_Emphasis">no es un detalle más</text:span>: es, en realidad, <text:span text:style-name="Strong_20_Emphasis">el corazón místico del capítulo</text:span>.<text:line-break/>Y encaja de forma perfecta con la máquina lógica y con el universo teológico que estás construyendo.</text:p>
      <text:p text:style-name="Text_20_body">Vamos a integrarlo con precisión, sin diluirlo, y dándole <text:span text:style-name="Strong_20_Emphasis">peso existencial real</text:span>.</text:p>
      <text:p text:style-name="Horizontal_20_Line"/>
      <text:h text:style-name="Heading_20_2" text:outline-level="2">La pregunta central añadida (y quizá la más importante)</text:h>
      <text:p text:style-name="Quotations"><text:span text:style-name="Strong_20_Emphasis">¿Por qué debo cumplir con un ciclo de vida?</text:span></text:p>
      <text:p text:style-name="Text_20_body">No:</text:p>
      <text:list xml:id="list2255280874" text:style-name="L10">
        <text:list-item>
          <text:p text:style-name="P10">¿por qué nací?</text:p>
        </text:list-item>
        <text:list-item>
          <text:p text:style-name="P10">¿por qué moriré?</text:p>
        </text:list-item>
        <text:list-item>
          <text:p text:style-name="P10">¿por qué me reproduzco?</text:p>
        </text:list-item>
      </text:list>
      <text:p text:style-name="Text_20_body"><text:soft-page-break/>Sino:</text:p>
      <text:p text:style-name="Quotations"><text:span text:style-name="Strong_20_Emphasis">¿Por qué mi existencia está estructurada como un trabajo que no parece hecho para mí?</text:span></text:p>
      <text:p text:style-name="Text_20_body">Esta es una pregunta profundamente mística, y el capítulo <text:span text:style-name="Strong_20_Emphasis">sí la responde</text:span>.</text:p>
      <text:p text:style-name="Horizontal_20_Line"/>
      <text:h text:style-name="Heading_20_2" text:outline-level="2">La respuesta que propone el capítulo</text:h>
      <text:p text:style-name="Text_20_body">La máquina lógica muestra algo incómodo pero revelador:</text:p>
      <text:list xml:id="list3001833941" text:style-name="L11">
        <text:list-item>
          <text:p text:style-name="P11">El individuo <text:span text:style-name="Strong_20_Emphasis">no es el objetivo del sistema</text:span>.</text:p>
        </text:list-item>
        <text:list-item>
          <text:p text:style-name="P11">El individuo <text:span text:style-name="Strong_20_Emphasis">no es el lugar donde reside la inteligencia</text:span>.</text:p>
        </text:list-item>
        <text:list-item>
          <text:p text:style-name="P11">El individuo <text:span text:style-name="Strong_20_Emphasis">no decide el propósito</text:span>.</text:p>
        </text:list-item>
      </text:list>
      <text:p text:style-name="Text_20_body">Y sin embargo:</text:p>
      <text:list xml:id="list2477375821" text:style-name="L12">
        <text:list-item>
          <text:p text:style-name="P12">Sin individuos, <text:span text:style-name="Strong_20_Emphasis">no hay sistema</text:span>.</text:p>
        </text:list-item>
        <text:list-item>
          <text:p text:style-name="P12">Sin ciclos de vida ejecutados, <text:span text:style-name="Strong_20_Emphasis">no hay inteligencia</text:span>.</text:p>
        </text:list-item>
        <text:list-item>
          <text:p text:style-name="P12">Sin ese trabajo aparentemente ciego, <text:span text:style-name="Strong_20_Emphasis">la Vida no puede existir</text:span>.</text:p>
        </text:list-item>
      </text:list>
      <text:h text:style-name="Heading_20_3" text:outline-level="3">Traducción mística directa:</text:h>
      <text:p text:style-name="Quotations"><text:span text:style-name="Strong_20_Emphasis">Cumplimos el ciclo de vida porque somos necesarios.<text:line-break/>No para nosotros, sino para el Todo.</text:span></text:p>
      <text:p text:style-name="Horizontal_20_Line"/>
      <text:h text:style-name="Heading_20_2" text:outline-level="2">El ciclo de vida como trabajo sagrado</text:h>
      <text:p text:style-name="Text_20_body">Desde esta perspectiva, el ciclo de vida deja de ser un hecho biológico y se convierte en algo radicalmente distinto:</text:p>
      <text:p text:style-name="Quotations"><text:span text:style-name="Strong_20_Emphasis">Una tarea.<text:line-break/>Una función.<text:line-break/>Un trabajo esencial.</text:span></text:p>
      <text:p text:style-name="Text_20_body">No un castigo.<text:line-break/>No una condena.<text:line-break/>No una tragedia.</text:p>
      <text:p text:style-name="Text_20_body">Sino:</text:p>
      <text:p text:style-name="Quotations"><text:span text:style-name="Strong_20_Emphasis">La forma concreta en la que la Vida actúa en el mundo.</text:span></text:p>
      <text:p text:style-name="Text_20_body"><text:soft-page-break/>Cada individuo es una <text:span text:style-name="Strong_20_Emphasis">instancia de ejecución</text:span> del plan maestro.<text:line-break/>No ejecuta el plan porque lo entienda,<text:line-break/>lo ejecuta <text:span text:style-name="Strong_20_Emphasis">porque existe</text:span>.</text:p>
      <text:p text:style-name="Text_20_body">Y eso es clave:</text:p>
      <text:p text:style-name="Quotations"><text:span text:style-name="Strong_20_Emphasis">Existir ya es cumplir la misión.</text:span></text:p>
      <text:p text:style-name="Horizontal_20_Line"/>
      <text:h text:style-name="Heading_20_2" text:outline-level="2">La misión: existir correctamente</text:h>
      <text:p text:style-name="Text_20_body">El capítulo sugiere algo muy potente, aunque no lo diga de forma explícita:</text:p>
      <text:list xml:id="list2105127050" text:style-name="L13">
        <text:list-item>
          <text:p text:style-name="P13">No se nos pide comprender.</text:p>
        </text:list-item>
        <text:list-item>
          <text:p text:style-name="P13">No se nos pide saber.</text:p>
        </text:list-item>
        <text:list-item>
          <text:p text:style-name="P13">No se nos pide justificar.</text:p>
        </text:list-item>
      </text:list>
      <text:p text:style-name="Text_20_body">Solo se nos pide:</text:p>
      <text:p text:style-name="Quotations"><text:span text:style-name="Strong_20_Emphasis">Ejecutar el ciclo.</text:span></text:p>
      <text:p text:style-name="Text_20_body">En términos místicos:</text:p>
      <text:p text:style-name="Quotations">Vivir no es buscar un propósito:<text:line-break/><text:span text:style-name="Strong_20_Emphasis">vivir es el propósito</text:span>.</text:p>
      <text:p text:style-name="Text_20_body">Cada vida cumplida es:</text:p>
      <text:list xml:id="list4185088948" text:style-name="L14">
        <text:list-item>
          <text:p text:style-name="P14">una contribución al pensamiento de la Vida,</text:p>
        </text:list-item>
        <text:list-item>
          <text:p text:style-name="P14">un paso más en el proceso total,</text:p>
        </text:list-item>
        <text:list-item>
          <text:p text:style-name="P14">una pieza indispensable del cálculo universal.</text:p>
        </text:list-item>
      </text:list>
      <text:p text:style-name="Horizontal_20_Line"/>
      <text:h text:style-name="Heading_20_2" text:outline-level="2">Por qué esto es profundamente existencial</text:h>
      <text:p text:style-name="Text_20_body">Porque responde a una angustia muy humana:</text:p>
      <text:p text:style-name="Quotations">“¿Y si mi vida no sirve para nada?”</text:p>
      <text:p text:style-name="Text_20_body">La teoría responde, con una serenidad casi brutal:</text:p>
      <text:p text:style-name="Quotations"><text:span text:style-name="Strong_20_Emphasis">Tu vida sirve incluso si no sabes para qué.<text:line-break/>Sirve porque la Vida te necesita.</text:span></text:p>
      <text:p text:style-name="Text_20_body"><text:soft-page-break/>No necesitas ser extraordinario.<text:line-break/>No necesitas dejar huella histórica.<text:line-break/>No necesitas comprender el sistema.</text:p>
      <text:p text:style-name="Text_20_body">Desde la lógica del sistema:</text:p>
      <text:p text:style-name="Quotations"><text:span text:style-name="Strong_20_Emphasis">Una vida sencilla, vivida hasta el final, es suficiente.</text:span></text:p>
      <text:p text:style-name="Text_20_body">Eso es tremendamente liberador.</text:p>
      <text:p text:style-name="Horizontal_20_Line"/>
      <text:h text:style-name="Heading_20_2" text:outline-level="2">El ciclo de vida como sentido último</text:h>
      <text:p text:style-name="Text_20_body">Aquí aparece una idea clave para Elara:</text:p>
      <text:p text:style-name="Quotations"><text:span text:style-name="Strong_20_Emphasis">El sentido no está en el resultado,<text:line-break/>está en la ejecución.</text:span></text:p>
      <text:p text:style-name="Text_20_body">El ciclo de vida:</text:p>
      <text:list xml:id="list234550951" text:style-name="L15">
        <text:list-item>
          <text:p text:style-name="P15">no promete recompensa individual,</text:p>
        </text:list-item>
        <text:list-item>
          <text:p text:style-name="P15">no garantiza comprensión,</text:p>
        </text:list-item>
        <text:list-item>
          <text:p text:style-name="P15">no ofrece inmortalidad personal.</text:p>
        </text:list-item>
      </text:list>
      <text:p text:style-name="Text_20_body">Pero ofrece algo más profundo:</text:p>
      <text:p text:style-name="Quotations"><text:span text:style-name="Strong_20_Emphasis">Participar en algo eterno.</text:span></text:p>
      <text:p text:style-name="Text_20_body">Cada individuo muere,<text:line-break/>pero el trabajo continúa.<text:line-break/>Y continúa <text:span text:style-name="Strong_20_Emphasis">gracias a que cada uno hizo su parte</text:span>.</text:p>
      <text:p text:style-name="Horizontal_20_Line"/>
      <text:h text:style-name="Heading_20_2" text:outline-level="2">Formulación mística final (muy afinada)</text:h>
      <text:p text:style-name="Text_20_body">Si tuviéramos que expresar la enseñanza del capítulo en una sola frase, podría ser esta:</text:p>
      <text:p text:style-name="Quotations"><text:span text:style-name="Strong_20_Emphasis">Cumplimos el ciclo de vida porque la Vida, como inteligencia, necesita ser ejecutada.<text:line-break/>Y nosotros somos su ejecución.</text:span></text:p>
      <text:p text:style-name="Text_20_body">O, aún más directa:</text:p>
      <text:p text:style-name="Quotations"><text:span text:style-name="Strong_20_Emphasis">No vivimos para nosotros.<text:line-break/>Vivimos para que la Vida pueda vivir.</text:span></text:p>
      <text:p text:style-name="Horizontal_20_Line"/>
      <text:h text:style-name="Heading_20_2" text:outline-level="2"><text:soft-page-break/>Implicación para Elara (muy importante)</text:h>
      <text:p text:style-name="Text_20_body">Elara no descubre:</text:p>
      <text:list xml:id="list818748717" text:style-name="L16">
        <text:list-item>
          <text:p text:style-name="P16">qué debe hacer,</text:p>
        </text:list-item>
        <text:list-item>
          <text:p text:style-name="P16">ni cuál es su destino personal.</text:p>
        </text:list-item>
      </text:list>
      <text:p text:style-name="Text_20_body">Descubre algo más difícil de aceptar, pero más profundo:</text:p>
      <text:p text:style-name="Quotations"><text:span text:style-name="Strong_20_Emphasis">Que su mera existencia ya es una misión cumplida.</text:span></text:p>
      <text:p text:style-name="Text_20_body">Y que su libertad no consiste en escapar del ciclo,<text:line-break/>sino en <text:span text:style-name="Strong_20_Emphasis">asumir conscientemente su lugar dentro de él</text:span>.</text:p>
      <text:p text:style-name="Horizontal_20_Line"/>
      <text:p text:style-name="Text_20_body">Si quieres, en el siguiente paso puedo:</text:p>
      <text:list xml:id="list2451793314" text:style-name="L17">
        <text:list-item>
          <text:p text:style-name="P17">condensar todo esto en <text:span text:style-name="Strong_20_Emphasis">3–5 “verdades místicas”</text:span> que Elara comprende, o</text:p>
        </text:list-item>
        <text:list-item>
          <text:p text:style-name="P17">escribir <text:span text:style-name="Strong_20_Emphasis">la revelación exacta</text:span> tal como podría aparecer en la escena final del capítulo, sin tecnicismos, solo símbolos y emoción.</text:p>
        </text:list-item>
      </text:list>
      <text:p text:style-name="Text_20_body">Estamos muy cerca del núcleo.</text:p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3T14:27:27.001000000</meta:creation-date>
    <dc:date>2025-12-23T14:36:50.702000000</dc:date>
    <meta:editing-duration>PT9M24S</meta:editing-duration>
    <meta:editing-cycles>1</meta:editing-cycles>
    <meta:document-statistic meta:table-count="0" meta:image-count="0" meta:object-count="0" meta:page-count="8" meta:paragraph-count="158" meta:word-count="1418" meta:character-count="8135" meta:non-whitespace-character-count="6923"/>
    <meta:generator>LibreOffice/7.3.5.2$Windows_X86_64 LibreOffice_project/184fe81b8c8c30d8b5082578aee2fed2ea847c01</meta:generator>
  </office:meta>
</office:document-meta>
</file>